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msec)</text:p>
          </table:table-cell>
          <table:table-cell/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36859">
            <text:p>36859</text:p>
          </table:table-cell>
          <table:table-cell office:value-type="float" office:value="868.173309096829">
            <text:p>868.1733090968</text:p>
          </table:table-cell>
          <table:table-cell/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36859">
            <text:p>36859</text:p>
          </table:table-cell>
          <table:table-cell office:value-type="float" office:value="868.173309096829">
            <text:p>868.173309096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141234">
            <text:p>141234</text:p>
          </table:table-cell>
          <table:table-cell office:value-type="float" office:value="906.297350496339">
            <text:p>906.2973504963</text:p>
          </table:table-cell>
          <table:table-cell/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41653">
            <text:p>41653</text:p>
          </table:table-cell>
          <table:table-cell office:value-type="float" office:value="768.251986651622">
            <text:p>768.251986651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525443">
            <text:p>525443</text:p>
          </table:table-cell>
          <table:table-cell office:value-type="float" office:value="974.415873843595">
            <text:p>974.4158738436</text:p>
          </table:table-cell>
          <table:table-cell table:number-columns-repeated="4"/>
          <table:table-cell table:formula="of:=SUM([.I2:.I3])/2" office:value-type="float" office:value="818.212647874226">
            <text:p>818.212647874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2438940">
            <text:p>2438940</text:p>
          </table:table-cell>
          <table:table-cell office:value-type="float" office:value="839.709053933266">
            <text:p>839.7090539333</text:p>
          </table:table-cell>
          <table:table-cell table:number-columns-repeated="4"/>
          <table:table-cell table:formula="of:=STDEV([.I2:.I3])" office:value-type="float" office:value="70.6550446861336">
            <text:p>70.655044686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msec)</text:p>
          </table:table-cell>
          <table:table-cell/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41653">
            <text:p>41653</text:p>
          </table:table-cell>
          <table:table-cell office:value-type="float" office:value="768.251986651622">
            <text:p>768.2519866516</text:p>
          </table:table-cell>
          <table:table-cell/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141234">
            <text:p>141234</text:p>
          </table:table-cell>
          <table:table-cell office:value-type="float" office:value="906.297350496339">
            <text:p>906.297350496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139322">
            <text:p>139322</text:p>
          </table:table-cell>
          <table:table-cell office:value-type="float" office:value="918.735016723849">
            <text:p>918.7350167238</text:p>
          </table:table-cell>
          <table:table-cell/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139322">
            <text:p>139322</text:p>
          </table:table-cell>
          <table:table-cell office:value-type="float" office:value="918.735016723849">
            <text:p>918.735016723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582941">
            <text:p>582941</text:p>
          </table:table-cell>
          <table:table-cell office:value-type="float" office:value="878.30500856862">
            <text:p>878.3050085686</text:p>
          </table:table-cell>
          <table:table-cell table:number-columns-repeated="4"/>
          <table:table-cell table:formula="of:=SUM([.I8:.I9])/2" office:value-type="float" office:value="912.516183610094">
            <text:p>912.516183610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2590767">
            <text:p>2590767</text:p>
          </table:table-cell>
          <table:table-cell office:value-type="float" office:value="790.499493007283">
            <text:p>790.4994930073</text:p>
          </table:table-cell>
          <table:table-cell table:number-columns-repeated="4"/>
          <table:table-cell table:formula="of:=STDEV([.I8:.I9])" office:value-type="float" office:value="8.79475813160676">
            <text:p>8.79475813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sec)</text:p>
          </table:table-cell>
        </table:table-row>
        <table:table-row table:style-name="ro1">
          <table:table-cell table:number-columns-repeated="5"/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525443">
            <text:p>525443</text:p>
          </table:table-cell>
          <table:table-cell office:value-type="float" office:value="974.415873843595">
            <text:p>974.4158738436</text:p>
          </table:table-cell>
        </table:table-row>
        <table:table-row table:style-name="ro1">
          <table:table-cell table:number-columns-repeated="5"/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582941">
            <text:p>582941</text:p>
          </table:table-cell>
          <table:table-cell office:value-type="float" office:value="878.30500856862">
            <text:p>878.3050085686</text:p>
          </table:table-cell>
        </table:table-row>
        <table:table-row table:style-name="ro1">
          <table:table-cell table:number-columns-repeated="8"/>
          <table:table-cell table:formula="of:=SUM([.I14:.I15])/2" office:value-type="float" office:value="926.360441206108">
            <text:p>926.3604412061</text:p>
          </table:table-cell>
        </table:table-row>
        <table:table-row table:style-name="ro1">
          <table:table-cell table:number-columns-repeated="8"/>
          <table:table-cell table:formula="of:=STDEV([.I14:.I15])" office:value-type="float" office:value="67.9606445816414">
            <text:p>67.960644581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sec)</text:p>
          </table:table-cell>
        </table:table-row>
        <table:table-row table:style-name="ro1">
          <table:table-cell table:number-columns-repeated="5"/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2438940">
            <text:p>2438940</text:p>
          </table:table-cell>
          <table:table-cell office:value-type="float" office:value="839.709053933266">
            <text:p>839.7090539333</text:p>
          </table:table-cell>
        </table:table-row>
        <table:table-row table:style-name="ro1">
          <table:table-cell table:number-columns-repeated="5"/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2590767">
            <text:p>2590767</text:p>
          </table:table-cell>
          <table:table-cell office:value-type="float" office:value="790.499493007283">
            <text:p>790.4994930073</text:p>
          </table:table-cell>
        </table:table-row>
        <table:table-row table:style-name="ro1">
          <table:table-cell table:number-columns-repeated="8"/>
          <table:table-cell table:formula="of:=SUM([.I21:.I22])/2" office:value-type="float" office:value="815.104273470275">
            <text:p>815.1042734703</text:p>
          </table:table-cell>
        </table:table-row>
        <table:table-row table:style-name="ro1">
          <table:table-cell table:number-columns-repeated="8"/>
          <table:table-cell table:formula="of:=STDEV([.I21:.I22])" office:value-type="float" office:value="34.7964142299749">
            <text:p>34.79641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7T18:11:03</dc:date>
    <meta:generator>LibreOffice/3.5$Linux_X86_64 LibreOffice_project/350m1$Build-2</meta:generator>
    <meta:editing-duration>PT2M22S</meta:editing-duration>
    <meta:editing-cycles>9</meta:editing-cycles>
    <meta:document-statistic meta:table-count="1" meta:cell-count="96" meta:object-count="0"/>
  </office:meta>
</office:document-meta>
</file>